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0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645671504">
          <text:insertion>
            <office:change-info>
              <dc:creator>Bob Jacobsen</dc:creator>
              <dc:date>2010-10-08T18:05:00</dc:date>
            </office:change-info>
          </text:insertion>
        </text:changed-region>
        <text:changed-region text:id="ct616787648">
          <text:deletion>
            <office:change-info>
              <dc:creator>Bob Jacobsen</dc:creator>
              <dc:date>2010-10-08T18:05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611154729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616787808">
          <text:insertion>
            <office:change-info>
              <dc:creator>Bob Jacobsen</dc:creator>
              <dc:date>2010-10-08T18:05:00</dc:date>
            </office:change-info>
          </text:insertion>
        </text:changed-region>
        <text:changed-region text:id="ct616803536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change-start text:change-id="ct645671504"/>Introduction</text:h>
      <text:p text:style-name="Standard">This specification describes the protocol for transporting OpenLCB events via CAN segments. </text:p>
      <text:h text:style-name="Heading_20_1" text:outline-level="1">References and Context (Normative)</text:h>
      <text:p text:style-name="Standard">This specification is in the context of the following OpenLCB-CAN Specifications:</text:p>
      <text:p text:style-name="Standard">The OpenLCB Message Network Specification, which specifies …</text:p>
      <text:p text:style-name="Standard">The OpenLCB Node Identifier Specification, which specifies …</text:p>
      <text:p text:style-name="Standard">The OpenLCB Event Identifier Specification, which specifies ...</text:p>
      <text:p text:style-name="Standard">“CAN” refers to the electrical and protocol specifications as defined in ISO 11898-1:2003 and ISO 11898-2:2003 and their successors.</text:p>
      <text:p text:style-name="P1"><text:change-end text:change-id="ct645671504"/><text:change text:change-id="ct616787648"/><text:change-start text:change-id="ct616787808"/>External certification of parts shall be accepted for conformance to these standards. Conformance with a later version of a standard shall be accepted as conformance with the referenced versions.<text:change-end text:change-id="ct616787808"/><text:change-start text:change-id="ct616803536"/></text:p>
      <text:p text:style-name="Standard"><text:change-end text:change-id="ct61680353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68334795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68334809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83347952"/><text:change-start text:change-id="ct683348096"/>OpenLCB-CAN Praesent Gravida Standard or Technical Note<text:change-end text:change-id="ct683348096"/></text:p>
      </style:header>
      <style:footer>
        <text:tracked-changes>
          <text:changed-region text:id="ct68334196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683342064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68334401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683341968"/><text:change-start text:change-id="ct683342064"/><text:span text:style-name="MT2">Copyright 2010, by J. Day, D. Harris, B. Jacobsen, and A. Shepherd</text:span><text:change-end text:change-id="ct683342064"/><text:change text:change-id="ct683344016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2:15:29.9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683363488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68336408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83364176">
            <text:insertion>
              <office:change-info>
                <dc:creator>Bob Jacobsen</dc:creator>
                <dc:date>2010-10-08T18:05:00</dc:date>
              </office:change-info>
            </text:insertion>
          </text:changed-region>
          <text:changed-region text:id="ct683363824">
            <text:deletion>
              <office:change-info>
                <dc:creator>Bob Jacobsen</dc:creator>
                <dc:date>2010-10-08T18:05:00</dc:date>
              </office:change-info>
              <text:p text:style-name="MP7">(title)</text:p>
            </text:deletion>
          </text:changed-region>
          <text:changed-region text:id="ct683363920">
            <text:insertion>
              <office:change-info>
                <dc:creator>Bob Jacobsen</dc:creator>
                <dc:date>2010-10-08T18:05:00</dc:date>
              </office:change-info>
            </text:insertion>
          </text:changed-region>
          <text:changed-region text:id="ct68336657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68336531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83366720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616791504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5"><draw:custom-shape text:anchor-type="char" draw:z-index="1" draw:name="PowerPlusWaterMarkObject1" draw:style-name="Mgr1" draw:text-style-name="MP3" svg:width="6.5461in" svg:height="2.6185in" draw:transform="skewX (-6.73624118882305E-017) rotate (0.7853981633973) translate (0.00972222222222222in 6.26330927384077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83363488"/><text:change-start text:change-id="ct683364080"/>OpenLCB St<text:change-end text:change-id="ct683364080"/><text:change-start text:change-id="ct683364176"/>andard<text:change-end text:change-id="ct68336417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83363824"/><text:change-start text:change-id="ct683363920"/>OpenLCB-CAN Event Transport<text:change-end text:change-id="ct68336392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683366576"/><text:change-start text:change-id="ct683365312"/><text:date style:data-style-name="N37" text:date-value="2010-10-08T17:19:56" text:fixed="true">10/08/10</text:date><text:change-end text:change-id="ct683365312"/></text:p>
            </table:table-cell>
            <table:table-cell table:style-name="Table1.C1" office:value-type="string">
              <text:p text:style-name="MP7"><text:change text:change-id="ct683366720"/><text:change-start text:change-id="ct616791504"/>Preliminary<text:change-end text:change-id="ct616791504"/></text:p>
            </table:table-cell>
          </table:table-row>
        </table:table>
        <text:p text:style-name="Header"/>
      </style:header>
      <style:footer>
        <text:tracked-changes>
          <text:changed-region text:id="ct68337169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683363248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683364592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683371696"/><text:change-start text:change-id="ct683363248"/><text:span text:style-name="MT5">10</text:span><text:change-end text:change-id="ct683363248"/><text:span text:style-name="MT5">, by J. Day, D. Harris, B. Jacobsen, </text:span><text:change text:change-id="ct683364592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2:15:29.99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0</meta:editing-cycles>
    <meta:editing-duration>PT11H41M07S</meta:editing-duration>
    <meta:generator>OpenOffice.org/3.2$Unix OpenOffice.org_project/320m18$Build-9502</meta:generator>
    <dc:date>2010-10-10T12:15:30</dc:date>
    <dc:creator>Bob Jacobsen</dc:creator>
    <meta:document-statistic meta:table-count="1" meta:image-count="1" meta:object-count="0" meta:page-count="2" meta:paragraph-count="37" meta:word-count="285" meta:character-count="1904"/>
    <meta:user-defined meta:name="Info 1"/>
    <meta:user-defined meta:name="Info 2"/>
    <meta:user-defined meta:name="Info 3"/>
    <meta:user-defined meta:name="Info 4"/>
  </office:meta>
</office:document-meta>
</file>